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600000311B028469711977C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6.152in" draw:z-index="0"><draw:image xlink:href="Pictures/100002010000035600000311B028469711977C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3:21:07.680693089</meta:creation-date>
    <dc:date>2021-03-14T23:22:39.881592112</dc:date>
    <meta:editing-duration>PT1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